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2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21"/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5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7216666666667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2.815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5"/>
        <table:table-column table:style-name="co3" table:default-cell-style-name="ce3"/>
        <table:table-column table:style-name="co1" table:number-columns-repeated="16380" table:default-cell-style-name="ce1"/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Availability</text:p>
          </table:table-cell>
          <table:table-cell office:value-type="string" table:style-name="ce13">
            <text:p>Time</text:p>
          </table:table-cell>
          <table:table-cell office:value-type="string" table:style-name="ce8">
            <text:p>Loca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AA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0M0S" table:style-name="ce14">
            <text:p>14:00</text:p>
          </table:table-cell>
          <table:table-cell office:value-type="string" table:style-name="ce9">
            <text:p>Noida, sector 119</text:p>
          </table:table-cell>
          <table:table-cell table:number-columns-repeated="16380" table:style-name="ce7"/>
        </table:table-row>
        <table:table-row table:style-name="ro1">
          <table:table-cell office:value-type="string" table:style-name="ce4">
            <text:p>BB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3H30M0S" table:style-name="ce14">
            <text:p>13:30</text:p>
          </table:table-cell>
          <table:table-cell office:value-type="string" table:style-name="ce9">
            <text:p>Noida, sector 70</text:p>
          </table:table-cell>
          <table:table-cell table:number-columns-repeated="2" table:style-name="ce1"/>
          <table:table-cell table:style-name="ce11"/>
          <table:table-cell table:number-columns-repeated="16377"/>
        </table:table-row>
        <table:table-row table:style-name="ro1">
          <table:table-cell office:value-type="string" table:style-name="ce4">
            <text:p>CC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Noida, sector 31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4">
            <text:p>DD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0M0S" table:style-name="ce14">
            <text:p>14:00</text:p>
          </table:table-cell>
          <table:table-cell office:value-type="string" table:style-name="ce9">
            <text:p>Kanpu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E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5H0M0S" table:style-name="ce14">
            <text:p>15:00</text:p>
          </table:table-cell>
          <table:table-cell office:value-type="string" table:style-name="ce9">
            <text:p>Noida, sector 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AB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0M0S" table:style-name="ce14">
            <text:p>14:00</text:p>
          </table:table-cell>
          <table:table-cell office:value-type="string" table:style-name="ce9">
            <text:p>Noida, sector 6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BC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3H30M0S" table:style-name="ce14">
            <text:p>13:30</text:p>
          </table:table-cell>
          <table:table-cell office:value-type="string" table:style-name="ce9">
            <text:p>Noida, sector 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DA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Noida, sector 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A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5H0M0S" table:style-name="ce14">
            <text:p>15:00</text:p>
          </table:table-cell>
          <table:table-cell office:value-type="string" table:style-name="ce9">
            <text:p>Noida, sector 7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AP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Noida,sector 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TG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3H30M0S" table:style-name="ce14">
            <text:p>13:30</text:p>
          </table:table-cell>
          <table:table-cell office:value-type="string" table:style-name="ce9">
            <text:p>Kolk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0-08-15T00:00:00" table:style-name="ce5">
            <text:p>15-Aug-20</text:p>
          </table:table-cell>
          <table:table-cell office:value-type="time" office:time-value="PT15H0M0S" table:style-name="ce14">
            <text:p>15:00</text:p>
          </table:table-cell>
          <table:table-cell office:value-type="string" table:style-name="ce9">
            <text:p>Noida, sector 7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GG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5H0M0S" table:style-name="ce14">
            <text:p>15:00</text:p>
          </table:table-cell>
          <table:table-cell office:value-type="string" table:style-name="ce9">
            <text:p>Noida, sector 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HH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1H0M0S" table:style-name="ce14">
            <text:p>11:00</text:p>
          </table:table-cell>
          <table:table-cell office:value-type="string" table:style-name="ce9">
            <text:p>Noida, sector 70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4">
            <text:p>JJ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1H0M0S" table:style-name="ce14">
            <text:p>11:00</text:p>
          </table:table-cell>
          <table:table-cell office:value-type="string" table:style-name="ce9">
            <text:p>Noida, sector 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KK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9">
            <text:p>Noida, sector 11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J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1H0M0S" table:style-name="ce14">
            <text:p>11:00</text:p>
          </table:table-cell>
          <table:table-cell office:value-type="string" table:style-name="ce12">
            <text:p>Ghaziaba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T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12">
            <text:p>Saharanpu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T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5H0M0S" table:style-name="ce14">
            <text:p>15:00</text:p>
          </table:table-cell>
          <table:table-cell office:value-type="string" table:style-name="ce12">
            <text:p>Meeru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L</text:p>
          </table:table-cell>
          <table:table-cell office:value-type="date" office:date-value="2020-08-16T00:00:00" table:style-name="ce5">
            <text:p>16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9">
            <text:p>Noida, sector 1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M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Noida, sector 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P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Noida, sector 6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Q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9">
            <text:p>Meeru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S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4H30M0S" table:style-name="ce14">
            <text:p>14:30</text:p>
          </table:table-cell>
          <table:table-cell office:value-type="string" table:style-name="ce9">
            <text:p>Meeru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T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9">
            <text:p>Noida, sector 7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T</text:p>
          </table:table-cell>
          <table:table-cell office:value-type="date" office:date-value="2020-08-17T00:00:00" table:style-name="ce5">
            <text:p>17-Aug-2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9">
            <text:p>Noida, sector 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T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3H0M0S" table:style-name="ce14">
            <text:p>13:00</text:p>
          </table:table-cell>
          <table:table-cell office:value-type="string" table:style-name="ce9">
            <text:p>Noida, sector 1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U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2H30M0S" table:style-name="ce14">
            <text:p>12:30</text:p>
          </table:table-cell>
          <table:table-cell office:value-type="string" table:style-name="ce9">
            <text:p>Noida, sector 1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V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3H0M0S" table:style-name="ce14">
            <text:p>13:00</text:p>
          </table:table-cell>
          <table:table-cell office:value-type="string" table:style-name="ce9">
            <text:p>Noida, sector 5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W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2H30M0S" table:style-name="ce14">
            <text:p>12:30</text:p>
          </table:table-cell>
          <table:table-cell office:value-type="string" table:style-name="ce9">
            <text:p>Noida, sector 5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S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3H0M0S" table:style-name="ce14">
            <text:p>13:00</text:p>
          </table:table-cell>
          <table:table-cell office:value-type="string" table:style-name="ce9">
            <text:p>Noida, sector 5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T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0H0M0S" table:style-name="ce14">
            <text:p>10:00</text:p>
          </table:table-cell>
          <table:table-cell office:value-type="string" table:style-name="ce12">
            <text:p>Gurga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P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0H0M0S" table:style-name="ce14">
            <text:p>10:00</text:p>
          </table:table-cell>
          <table:table-cell office:value-type="string" table:style-name="ce9">
            <text:p>Noida, sector 1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M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0H0M0S" table:style-name="ce14">
            <text:p>10:00</text:p>
          </table:table-cell>
          <table:table-cell office:value-type="string" table:style-name="ce9">
            <text:p>Noida, sector 5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N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3H0M0S" table:style-name="ce14">
            <text:p>13:00</text:p>
          </table:table-cell>
          <table:table-cell office:value-type="string" table:style-name="ce12">
            <text:p>Meeru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Q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2H30M0S" table:style-name="ce14">
            <text:p>12:30</text:p>
          </table:table-cell>
          <table:table-cell office:value-type="string" table:style-name="ce9">
            <text:p>Noida, sector 11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A</text:p>
          </table:table-cell>
          <table:table-cell office:value-type="date" office:date-value="2020-08-18T00:00:00" table:style-name="ce5">
            <text:p>18-Aug-20</text:p>
          </table:table-cell>
          <table:table-cell office:value-type="time" office:time-value="PT12H30M0S" table:style-name="ce14">
            <text:p>12:30</text:p>
          </table:table-cell>
          <table:table-cell office:value-type="string" table:style-name="ce9">
            <text:p>Kolkata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govinda chawla</meta:initial-creator>
    <dc:creator>Nikitha</dc:creator>
    <meta:creation-date>2020-08-07T10:28:09Z</meta:creation-date>
    <dc:date>2020-08-15T12:38:40Z</dc:date>
    <meta:editing-duration>PT0S</meta:editing-duration>
  </office:meta>
</office:document-meta>
</file>